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11.331cm"/>
    </style:style>
    <style:style style:name="co4" style:family="table-column">
      <style:table-column-properties fo:break-before="auto" style:column-width="10.6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2">
          <table:table-cell table:style-name="ce1" office:value-type="string" calcext:value-type="string">
            <text:p>Component nam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ink to part</text:p>
          </table:table-cell>
        </table:table-row>
        <table:table-row table:style-name="ro1">
          <table:table-cell office:value-type="string" calcext:value-type="string">
            <text:p>THS10R10J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Resistance 0,1 Ohms 10 Watts</text:p>
          </table:table-cell>
          <table:table-cell office:value-type="string" calcext:value-type="string">
            <text:p>https://fr.rs-online.com/web/p/resistances-de-puissance/7547622/</text:p>
          </table:table-cell>
        </table:table-row>
        <table:table-row table:style-name="ro1">
          <table:table-cell office:value-type="string" calcext:value-type="string">
            <text:p>IRFZ14PB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osfet N 45W 10A</text:p>
          </table:table-cell>
          <table:table-cell office:value-type="string" calcext:value-type="string">
            <text:p>https://fr.rs-online.com/web/p/transistors-mosfet/5411685/</text:p>
          </table:table-cell>
        </table:table-row>
        <table:table-row table:style-name="ro1">
          <table:table-cell office:value-type="string" calcext:value-type="string">
            <text:p>DPO-10-100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Inductance 100µH 10A</text:p>
          </table:table-cell>
          <table:table-cell office:value-type="string" calcext:value-type="string">
            <text:p>https://fr.rs-online.com/web/p/inductances-traversantes/1048448/</text:p>
          </table:table-cell>
        </table:table-row>
        <table:table-row table:style-name="ro1">
          <table:table-cell office:value-type="string" calcext:value-type="string">
            <text:p>RS477-50V-RL13x21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Electrolytic capacitor 470µF/50V</text:p>
          </table:table-cell>
          <table:table-cell office:value-type="string" calcext:value-type="string">
            <text:p>https://fr.rs-online.com/web/p/condensateurs-aluminium/7111479/</text:p>
          </table:table-cell>
        </table:table-row>
        <table:table-row table:style-name="ro1">
          <table:table-cell office:value-type="string" calcext:value-type="string">
            <text:p><text:s/>711-1510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Electrolytic capacitor 2200µF/50V</text:p>
          </table:table-cell>
          <table:table-cell office:value-type="string" calcext:value-type="string">
            <text:p>https://fr.rs-online.com/web/p/condensateurs-aluminium/7111510/</text:p>
          </table:table-cell>
        </table:table-row>
        <table:table-row table:style-name="ro1">
          <table:table-cell office:value-type="string" calcext:value-type="string">
            <text:p>SDT10A100CT</text:p>
          </table:table-cell>
          <table:table-cell table:style-name="ce2" office:value-type="string" calcext:value-type="string">
            <text:p>DiodesZetex</text:p>
          </table:table-cell>
          <table:table-cell office:value-type="string" calcext:value-type="string">
            <text:p>3 leads Shottky diodes, 10A, 100V, common cathode</text:p>
          </table:table-cell>
          <table:table-cell office:value-type="string" calcext:value-type="string">
            <text:p>https://fr.rs-online.com/web/p/diodes-de-redressement-et-schottky/1464841/</text:p>
          </table:table-cell>
        </table:table-row>
        <table:table-row table:style-name="ro1">
          <table:table-cell office:value-type="string" calcext:value-type="string">
            <text:p>10A04-T</text:p>
          </table:table-cell>
          <table:table-cell office:value-type="string" calcext:value-type="string">
            <text:p>DiodesZetex</text:p>
          </table:table-cell>
          <table:table-cell office:value-type="string" calcext:value-type="string">
            <text:p>Commutation regular silicon diode, 10A, 400V</text:p>
          </table:table-cell>
          <table:table-cell office:value-type="string" calcext:value-type="string">
            <text:p>https://fr.rs-online.com/web/p/diodes-de-commutation/7512705P/</text:p>
          </table:table-cell>
        </table:table-row>
        <table:table-row table:style-name="ro1">
          <table:table-cell office:value-type="string" calcext:value-type="string">
            <text:p><text:s/>671-9129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2x 115/25V transformer, 80 VA</text:p>
          </table:table-cell>
          <table:table-cell office:value-type="string" calcext:value-type="string">
            <text:p>https://fr.rs-online.com/web/p/transformateurs-toriques/6719129/</text:p>
          </table:table-cell>
        </table:table-row>
        <table:table-row table:style-name="ro1">
          <table:table-cell office:value-type="string" calcext:value-type="string">
            <text:p>80x80mm Fan</text:p>
          </table:table-cell>
          <table:table-cell office:value-type="string" calcext:value-type="string">
            <text:p>Cikuso</text:p>
          </table:table-cell>
          <table:table-cell office:value-type="string" calcext:value-type="string">
            <text:p>80x80mm 12V, 0,18A brushless</text:p>
          </table:table-cell>
          <table:table-cell office:value-type="string" calcext:value-type="string">
            <text:p>https://fr.aliexpress.com/item/4000090406540.html?spm=a2g0o.productlist.0.0.1b554e9dmdBAhi&amp;algo_pvid=cfe06920-8a80-4455-b900-f1ca403ae7ed&amp;algo_expid=cfe06920-8a80-4455-b900-f1ca403ae7ed-30&amp;btsid=0b0a22a415850471601024744e09a1&amp;ws_ab_test=searchweb0_0,searchweb201602_,searchweb201603_</text:p>
          </table:table-cell>
        </table:table-row>
        <table:table-row table:style-name="ro1">
          <table:table-cell office:value-type="string" calcext:value-type="string">
            <text:p>40x40 Fan Ball bearings</text:p>
          </table:table-cell>
          <table:table-cell office:value-type="string" calcext:value-type="string">
            <text:p>JIESAMMY</text:p>
          </table:table-cell>
          <table:table-cell office:value-type="string" calcext:value-type="string">
            <text:p>40x40mm (12V 0,1A ; 24V ; 0,08A, 1,92W) ball bearings</text:p>
          </table:table-cell>
          <table:table-cell office:value-type="string" calcext:value-type="string">
            <text:p>https://fr.aliexpress.com/item/33012020984.html?spm=a2g0o.productlist.0.0.2336f4acYm8oln&amp;algo_pvid=03c28301-4746-4f1c-aa33-9d56e5b5164e&amp;algo_expid=03c28301-4746-4f1c-aa33-9d56e5b5164e-3&amp;btsid=0b0a0ad815850477427286562e54db&amp;ws_ab_test=searchweb0_0,searchweb201602_,searchweb201603_</text:p>
          </table:table-cell>
        </table:table-row>
        <table:table-row table:style-name="ro1">
          <table:table-cell office:value-type="string" calcext:value-type="string">
            <text:p>80x80mm 24V Fan</text:p>
          </table:table-cell>
          <table:table-cell office:value-type="string" calcext:value-type="string">
            <text:p>Delta Electronics Inc.</text:p>
          </table:table-cell>
          <table:table-cell office:value-type="string" calcext:value-type="string">
            <text:p>80x80mm 24V 0,12A ball bearings</text:p>
          </table:table-cell>
          <table:table-cell office:value-type="string" calcext:value-type="string">
            <text:p>https://fr.aliexpress.com/item/32837253236.html?spm=a2g0o.productlist.0.0.3ec21e617BG4nW&amp;algo_pvid=d29c1ee4-4896-47fb-933a-d142b3be37bb&amp;algo_expid=d29c1ee4-4896-47fb-933a-d142b3be37bb-11&amp;btsid=0b0a3f8115850495793978089e4475&amp;ws_ab_test=searchweb0_0,searchweb201602_,searchweb201603_</text:p>
          </table:table-cell>
        </table:table-row>
        <table:table-row table:style-name="ro1">
          <table:table-cell office:value-type="string" calcext:value-type="string">
            <text:p>X2 capacito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150nF +-20 %, 310Vac, 630V dc, X2 capacitor</text:p>
          </table:table-cell>
          <table:table-cell office:value-type="string" calcext:value-type="string">
            <text:p>https://fr.rs-online.com/web/p/condensateurs-polypropylene/1262221/</text:p>
          </table:table-cell>
        </table:table-row>
        <table:table-row table:style-name="ro1">
          <table:table-cell office:value-type="string" calcext:value-type="string">
            <text:p>Y2 capacito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22nF +-20 %, 300 Vac, 1kV dc </text:p>
          </table:table-cell>
          <table:table-cell office:value-type="string" calcext:value-type="string">
            <text:p>https://fr.rs-online.com/web/p/condensateurs-polypropylene/1650068/</text:p>
          </table:table-cell>
        </table:table-row>
        <table:table-row table:style-name="ro1">
          <table:table-cell office:value-type="string" calcext:value-type="string">
            <text:p>1mm copper wir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1mm, 11m, enamled copper wire (AWG 18) ; up to 19A continuous</text:p>
          </table:table-cell>
          <table:table-cell office:value-type="string" calcext:value-type="string">
            <text:p>https://fr.rs-online.com/web/p/fils-de-cuivre/7790713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 style:data-style-name="N2" text:time-value="10:11:07.6220565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2T20:05:35.304498784</meta:creation-date>
    <dc:date>2020-03-26T10:12:33.219448223</dc:date>
    <meta:editing-duration>PT5H59M1S</meta:editing-duration>
    <meta:editing-cycles>16</meta:editing-cycles>
    <meta:generator>LibreOffice/6.4.2.2$Linux_X86_64 LibreOffice_project/40$Build-2</meta:generator>
    <meta:document-statistic meta:table-count="1" meta:cell-count="60" meta:object-count="0"/>
  </office:meta>
</office:document-meta>
</file>